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bold"/>
    </style:style>
    <style:style style:name="P6" style:family="paragraph" style:parent-style-name="Standard">
      <style:paragraph-properties fo:margin-left="0cm" fo:margin-right="0cm" fo:margin-top="0cm" fo:margin-bottom="0.499cm" fo:text-align="start" style:justify-single-word="false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8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9" style:family="paragraph" style:parent-style-name="Text_20_body" style:list-style-name="L3">
      <style:paragraph-properties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 style:list-style-name="L1">
      <style:paragraph-properties fo:margin-top="0cm" fo:margin-bottom="0cm"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cm"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cm"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/>
    </style:style>
    <style:style style:name="P1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T1" style:family="text">
      <style:text-properties fo:color="#282828" style:font-name="Times New Roman1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for Group Project</text:p>
      <text:p text:style-name="P1"/>
      <text:p text:style-name="P5">17/10/2013</text:p>
      <text:p text:style-name="P2"/>
      <text:p text:style-name="P2"><text:span text:style-name="T2">Present – Dillon, </text:span><text:span text:style-name="T1">dic6</text:span> <text:span text:style-name="T2">Ben, </text:span><text:span text:style-name="T1">bar5</text:span></text:p>
      <text:p text:style-name="P2"><text:span text:style-name="T2">Chris, </text:span><text:span text:style-name="T1">che16</text:span> <text:span text:style-name="T2">Ashley, </text:span><text:span text:style-name="T1">ays8</text:span></text:p>
      <text:p text:style-name="P2"><text:span text:style-name="T2">Luke, </text:span><text:span text:style-name="T1">luh11</text:span> <text:span text:style-name="T2">James, </text:span><text:span text:style-name="T1">jaw57</text:span></text:p>
      <text:p text:style-name="P2"><text:span text:style-name="T2">Jostein. </text:span><text:span text:style-name="T1">Jok13</text:span></text:p>
      <text:p text:style-name="P2"/>
      <text:p text:style-name="P2"><text:span text:style-name="T2">Apologies – Douglas </text:span><text:span text:style-name="T1">dog2</text:span></text:p>
      <text:p text:style-name="P3">Chair – James</text:p>
      <text:p text:style-name="P2"/>
      <text:p text:style-name="P4">Actions from last meeting</text:p>
      <text:p text:style-name="P6"/>
      <text:list xml:id="list1782135713" text:style-name="L1">
        <text:list-item>
          <text:p text:style-name="P11">All to read requirements.</text:p>
        </text:list-item>
        <text:list-item>
          <text:p text:style-name="P11">Chris and Luke went to the android meeting – however did not go well.</text:p>
        </text:list-item>
        <text:list-item>
          <text:p text:style-name="P7">Douglas investigated GITHUB and sent a link to us all.</text:p>
        </text:list-item>
      </text:list>
      <text:p text:style-name="P14"/>
      <text:p text:style-name="P15">Agenda</text:p>
      <text:p text:style-name="P14"/>
      <text:p text:style-name="P15">Roles</text:p>
      <text:p text:style-name="P14"/>
      <text:p text:style-name="P16">Leader – James Deputy Leader – Dillon</text:p>
      <text:p text:style-name="P14"/>
      <text:p text:style-name="P16">QA Manager – Ben QA Team – Jostein, James.</text:p>
      <text:p text:style-name="P14"/>
      <text:p text:style-name="P16">Tech team – Luke, Chris.</text:p>
      <text:p text:style-name="P14"/>
      <text:p text:style-name="P16">*other roles still to be decided on Mondays 1pm meeting in the Union.</text:p>
      <text:p text:style-name="P14"/>
      <text:p text:style-name="P15">Approach to deadline 1 (Plan)</text:p>
      <text:p text:style-name="P14"/>
      <text:p text:style-name="P17">Deadline for the plan is 1/11/13</text:p>
      <text:list xml:id="list1523167942" text:style-name="L2">
        <text:list-item>
          <text:p text:style-name="P12">James is to set tasks to people for each part to outline the structure of the project.</text:p>
        </text:list-item>
        <text:list-item>
          <text:p text:style-name="P12">Somebody needs to ask Chris Price about an example of the plan.</text:p>
        </text:list-item>
        <text:list-item>
          <text:p text:style-name="P12">James is to do the Gantt chart.</text:p>
        </text:list-item>
        <text:list-item>
          <text:p text:style-name="P12">Testing team needs to carry out a risk analysis.</text:p>
        </text:list-item>
        <text:list-item>
          <text:p text:style-name="P12">Documentation is to be done by Jostein, James and Dillon.</text:p>
        </text:list-item>
        <text:list-item>
          <text:p text:style-name="P12">James and Dillon to do the Gantt chart.</text:p>
        </text:list-item>
        <text:list-item>
          <text:p text:style-name="P12">Risk analysis to be done by Jostein and James.</text:p>
        </text:list-item>
        <text:list-item>
          <text:p text:style-name="P12">Ben and Doug to do use-case diagrams (following email to Douglas).</text:p>
        </text:list-item>
        <text:list-item>
          <text:p text:style-name="P8">Everybody is to take part in the User Interface – however this will be managed by Chris and Luke.</text:p>
        </text:list-item>
      </text:list>
      <text:p text:style-name="P14"/>
      <text:p text:style-name="P14"><text:span text:style-name="T3">Meeting for all to attend on Monday the 21st October in the Union. </text:span><text:span text:style-name="T2">(If you cant make it please let James or Dillon know via email as this will need to be recorded.)</text:span></text:p>
      <text:p text:style-name="P14"/>
      <text:p text:style-name="P15">Actions</text:p>
      <text:p text:style-name="P18"><text:soft-page-break/></text:p>
      <text:list xml:id="list627828374" text:style-name="L3">
        <text:list-item>
          <text:p text:style-name="P13">Tech team to find out more about Android.</text:p>
        </text:list-item>
        <text:list-item>
          <text:p text:style-name="P13">QA team needs to find out as much about GitHub as possible.</text:p>
        </text:list-item>
        <text:list-item>
          <text:p text:style-name="P9">All need to keep track of the hours worked and forward to James – James then needs to forward these to Lynda.</text:p>
        </text:list-item>
      </text:list>
      <text:p text:style-name="P14"/>
      <text:p text:style-name="P14"><text:span text:style-name="T3">Chair of next meeting: </text:span><text:span text:style-name="T2">James</text:span>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, Arial, Helvetica, sans-serif"/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10-21T19:21:14</meta:creation-date>
    <dc:date>2013-10-21T19:25:26</dc:date>
    <dc:creator>Ben </dc:creator>
    <meta:editing-duration>P0D</meta:editing-duration>
    <meta:editing-cycles>1</meta:editing-cycles>
    <meta:document-statistic meta:table-count="0" meta:image-count="0" meta:object-count="0" meta:page-count="2" meta:paragraph-count="36" meta:word-count="305" meta:character-count="1541" meta:non-whitespace-character-count="1285"/>
    <meta:generator>LibreOffice/3.5$Linux_x86 LibreOffice_project/350m1$Build-2</meta:generator>
  </office:meta>
</office:document-meta>
</file>